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OpenSymbol" svg:font-family="OpenSymbol"/>
    <style:font-face style:name="Times" svg:font-family="Times"/>
    <style:font-face style:name="Times2" svg:font-family="Times" style:font-family-generic="roman"/>
    <style:font-face style:name="Times1" svg:font-family="Times" style:font-adornments="Negrita" style:font-family-generic="roman"/>
    <style:font-face style:name="FreeMono" svg:font-family="FreeMono" style:font-adornments="Normal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6.906cm" style:rel-column-width="17609*"/>
    </style:style>
    <style:style style:name="Tabla1.B" style:family="table-column">
      <style:table-column-properties style:column-width="9.075cm" style:rel-column-width="23141*"/>
    </style:style>
    <style:style style:name="Tabla1.C" style:family="table-column">
      <style:table-column-properties style:column-width="4.207cm" style:rel-column-width="10727*"/>
    </style:style>
    <style:style style:name="Tabla1.D" style:family="table-column">
      <style:table-column-properties style:column-width="5.512cm" style:rel-column-width="14058*"/>
    </style:style>
    <style:style style:name="Tab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000000" fo:padding="0.097cm" fo:border="0.002cm solid #000000">
        <style:background-image/>
      </style:table-cell-properties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2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2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Times2"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paragraph-properties fo:margin-left="0cm" fo:margin-right="0cm" fo:text-indent="0cm" style:auto-text-indent="true">
        <style:tab-stops>
          <style:tab-stop style:position="0cm"/>
        </style:tab-stops>
      </style:paragraph-properties>
    </style:style>
    <style:style style:name="P8" style:family="paragraph" style:parent-style-name="Table_20_Contents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0pt" fo:font-weight="normal" style:font-size-asian="10.5pt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style:font-name="Times2"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 style:list-style-name="L1">
      <style:paragraph-properties fo:text-align="center" style:justify-single-word="false"/>
      <style:text-properties style:font-name="Times2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text-properties style:font-name="Times2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Times2" fo:font-size="14pt" style:font-size-asian="14pt" style:font-size-complex="14pt"/>
    </style:style>
    <style:style style:name="P13" style:family="paragraph" style:parent-style-name="Standard" style:list-style-name="L1">
      <style:text-properties style:font-name="Times2" fo:font-size="14pt" style:font-size-asian="14pt" style:font-size-complex="14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2" fo:font-size="14pt" style:font-size-asian="14pt" style:font-size-complex="14pt"/>
    </style:style>
    <style:style style:name="P15" style:family="paragraph" style:parent-style-name="Standard" style:list-style-name="L1">
      <style:paragraph-properties fo:text-align="center" style:justify-single-word="false"/>
      <style:text-properties style:font-name="Times2" fo:font-size="14pt" style:font-size-asian="14pt" style:font-size-complex="14pt"/>
    </style:style>
    <style:style style:name="P16" style:family="paragraph" style:parent-style-name="Text_20_body" style:list-style-name="L2"/>
    <style:style style:name="P17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niversidad Tecnológica Nacional.</text:p>
      <text:p text:style-name="P3">Facultad Regional Córdoba.</text:p>
      <text:p text:style-name="P4"/>
      <text:p text:style-name="P4"/>
      <text:list xml:id="list872449818" text:style-name="L1">
        <text:list-header>
          <text:p text:style-name="P10">Cátedra de Métricas de Software.</text:p>
          <text:p text:style-name="P13"/>
        </text:list-header>
      </text:list>
      <text:p text:style-name="P2"/>
      <text:p text:style-name="P2"/>
      <text:list xml:id="list335964827" text:continue-numbering="true" text:style-name="L1">
        <text:list-item>
          <text:p text:style-name="P11">Entrega: </text:p>
          <text:list>
            <text:list-item>
              <text:p text:style-name="P13">GQM.</text:p>
              <text:p text:style-name="P13"/>
              <text:p text:style-name="P13"/>
            </text:list-item>
          </text:list>
        </text:list-item>
        <text:list-item>
          <text:p text:style-name="P11">Curso: </text:p>
          <text:list>
            <text:list-item>
              <text:p text:style-name="P13"><text:s text:c="2"/>5k4.</text:p>
            </text:list-item>
          </text:list>
        </text:list-item>
      </text:list>
      <text:p text:style-name="P2"/>
      <text:p text:style-name="P2"/>
      <text:list xml:id="list286555658" text:continue-numbering="true" text:style-name="L1">
        <text:list-item>
          <text:p text:style-name="P13"><text:span text:style-name="T1">Grupo 2:</text:span> </text:p>
          <text:list>
            <text:list-item>
              <text:p text:style-name="P13">Cabral, Juan B. - 40.842 </text:p>
            </text:list-item>
            <text:list-item>
              <text:p text:style-name="P14">Pardo, Luis A. - 34999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148658055" text:continue-numbering="true" text:style-name="L1">
        <text:list-header>
          <text:p text:style-name="P15">Lunes 20 de abril de 2009</text:p>
        </text:list-header>
      </text:list>
      <text:h text:style-name="P17" text:outline-level="2">Objetivo.</text:h>
      <text:p text:style-name="P7">Disminuir la latencia[1] de ejecución de la simulación de batallas del motor matemático “StratePy” manteniendo la claridad[2] del código y el diseño; cumpliendo los plazos de entrega solicitados por los docentes.</text:p>
      <text:p text:style-name="Standard"/>
      <text:h text:style-name="Heading_20_2" text:outline-level="2">GQM.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5">Objetivo</text:p>
          </table:table-cell>
          <table:table-cell table:style-name="Tabla1.A1" office:value-type="string">
            <text:p text:style-name="P5">Pregunta.</text:p>
          </table:table-cell>
          <table:table-cell table:style-name="Tabla1.C1" table:number-columns-spanned="2" office:value-type="string">
            <text:p text:style-name="P5">Métrica.</text:p>
          </table:table-cell>
          <table:covered-table-cell/>
        </table:table-row>
        <table:table-row>
          <table:table-cell table:style-name="Tabla1.A2" table:number-rows-spanned="5" office:value-type="string">
            <text:p text:style-name="P6">Disminuir la latencia del <text:s/>programa.</text:p>
          </table:table-cell>
          <table:table-cell table:style-name="Tabla1.A2" table:number-rows-spanned="5" office:value-type="string">
            <text:p text:style-name="Table_20_Contents">¿Como mido los tiempos de ejecución del programa?</text:p>
          </table:table-cell>
          <table:table-cell table:style-name="Tabla1.A2" table:number-rows-spanned="4" office:value-type="string">
            <text:p text:style-name="P6">Benchmarking.</text:p>
          </table:table-cell>
          <table:table-cell table:style-name="Tabla1.D2" office:value-type="string">
            <text:p text:style-name="P6">Tiempo en el peor Caso.</text:p>
          </table:table-cell>
        </table:table-row>
        <table:table-row>
          <table:covered-table-cell/>
          <table:covered-table-cell/>
          <table:covered-table-cell/>
          <table:table-cell table:style-name="Tabla1.D2" office:value-type="string">
            <text:p text:style-name="P6">Tiempo Mejor Caso.</text:p>
          </table:table-cell>
        </table:table-row>
        <table:table-row>
          <table:covered-table-cell/>
          <table:covered-table-cell/>
          <table:covered-table-cell/>
          <table:table-cell table:style-name="Tabla1.D2" office:value-type="string">
            <text:p text:style-name="P6">Tiempo Promedio.</text:p>
          </table:table-cell>
        </table:table-row>
        <table:table-row>
          <table:covered-table-cell/>
          <table:covered-table-cell/>
          <table:covered-table-cell/>
          <table:table-cell table:style-name="Tabla1.D2" office:value-type="string">
            <text:p text:style-name="P6">Función de Complejidad.</text:p>
          </table:table-cell>
        </table:table-row>
        <table:table-row>
          <table:covered-table-cell/>
          <table:covered-table-cell/>
          <table:table-cell table:style-name="Tabla1.D2" table:number-columns-spanned="2" office:value-type="string">
            <text:p text:style-name="Table_20_Contents">Profiling.</text:p>
          </table:table-cell>
          <table:covered-table-cell/>
        </table:table-row>
        <table:table-row>
          <table:table-cell table:style-name="Tabla1.A2" table:number-rows-spanned="6" office:value-type="string">
            <text:p text:style-name="Table_20_Contents">Medir la complejidad de código y diseño.</text:p>
          </table:table-cell>
          <table:table-cell table:style-name="Tabla1.A2" table:number-rows-spanned="3" office:value-type="string">
            <text:p text:style-name="Table_20_Contents">¿Como mido la complejidad de mi código?</text:p>
          </table:table-cell>
          <table:table-cell table:style-name="Tabla1.D2" table:number-columns-spanned="2" office:value-type="string">
            <text:p text:style-name="Table_20_Contents">Complejidad Ciclomática.</text:p>
          </table:table-cell>
          <table:covered-table-cell/>
        </table:table-row>
        <table:table-row>
          <table:covered-table-cell/>
          <table:covered-table-cell/>
          <table:table-cell table:style-name="Tabla1.D2" table:number-columns-spanned="2" office:value-type="string">
            <text:p text:style-name="Table_20_Contents">Complejidad esencial compleja por total de metodos.</text:p>
          </table:table-cell>
          <table:covered-table-cell/>
        </table:table-row>
        <table:table-row>
          <table:covered-table-cell/>
          <table:covered-table-cell/>
          <table:table-cell table:style-name="Tabla1.D2" table:number-columns-spanned="2" office:value-type="string">
            <text:p text:style-name="P8">Porcentaje de Incumplimiento de la “Ley de Deméter” por clases.</text:p>
          </table:table-cell>
          <table:covered-table-cell/>
        </table:table-row>
        <table:table-row>
          <table:covered-table-cell/>
          <table:table-cell table:style-name="Tabla1.A2" table:number-rows-spanned="3" office:value-type="string">
            <text:p text:style-name="Table_20_Contents">¿Como mido la complejidad de mi diseño?</text:p>
          </table:table-cell>
          <table:table-cell table:style-name="Tabla1.D2" table:number-columns-spanned="2" office:value-type="string">
            <text:p text:style-name="Table_20_Contents">Promedio de Cohesión Funcional.</text:p>
          </table:table-cell>
          <table:covered-table-cell/>
        </table:table-row>
        <table:table-row>
          <table:covered-table-cell/>
          <table:covered-table-cell/>
          <table:table-cell table:style-name="Tabla1.D2" table:number-columns-spanned="2" office:value-type="string">
            <text:p text:style-name="Table_20_Contents">Cantidad de Patrones.</text:p>
          </table:table-cell>
          <table:covered-table-cell/>
        </table:table-row>
        <table:table-row>
          <table:covered-table-cell/>
          <table:covered-table-cell/>
          <table:table-cell table:style-name="Tabla1.D2" table:number-columns-spanned="2" office:value-type="string">
            <text:p text:style-name="Table_20_Contents">Cantidad de Anti-Patrones.</text:p>
          </table:table-cell>
          <table:covered-table-cell/>
        </table:table-row>
      </table:table>
      <text:p text:style-name="Text_20_body"/>
      <text:h text:style-name="P17" text:outline-level="2">Referencias:</text:h>
      <text:list xml:id="list1326311833" text:style-name="L2">
        <text:list-item>
          <text:p text:style-name="P16"><text:span text:style-name="T1">Latencia: </text:span>Termino utilizado en retardo de transmisión de datos en las redes. Reutilizado en este caso como la suma de los retardos parciales de los algoritmos.</text:p>
        </text:list-item>
        <text:list-item>
          <text:p text:style-name="P16"><text:span text:style-name="T1">Claridad: </text:span>código con poca ofuscación.</text:p>
        </text:list-item>
        <text:list-item>
          <text:p text:style-name="P16"><text:span text:style-name="T1">Ofuscación:</text:span> Es el código fuente o diseño lógico <text:s/>que se ha hecho difícil de entender de manera intencional o accidental. Ofuscación y optimización no son necesariamente opuestas, pero involuntariamente a veces se produce cuando los programadores o diseñadores ofuscan en un intento de optimizar prematuramen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OpenSymbol" svg:font-family="OpenSymbol"/>
    <style:font-face style:name="Times" svg:font-family="Times"/>
    <style:font-face style:name="Times2" svg:font-family="Times" style:font-family-generic="roman"/>
    <style:font-face style:name="Times1" svg:font-family="Times" style:font-adornments="Negrita" style:font-family-generic="roman"/>
    <style:font-face style:name="FreeMono" svg:font-family="FreeMono" style:font-adornments="Normal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E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0pt" fo:font-weight="normal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Heading_20_1" style:display-name="Heading 1" style:family="paragraph" style:parent-style-name="Heading" style:next-style-name="Text_20_body" style:auto-update="true" style:class="text" style:default-outline-level="1">
      <style:paragraph-properties fo:line-height="150%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class="text" style:default-outline-level="2">
      <style:paragraph-properties fo:line-height="150%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auto-update="true" style:class="text" style:default-outline-level="4">
      <style:text-properties style:font-name="Times1" fo:font-size="85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embrete" style:family="paragraph" style:parent-style-name="Table_20_Contents" style:auto-update="true">
      <style:paragraph-properties style:line-height-at-least="0.6cm" fo:text-align="center" style:justify-single-word="false"/>
      <style:text-properties fo:color="#666666" fo:font-weight="normal" style:font-size-asian="10.5pt"/>
    </style:style>
    <style:style style:name="Pie" style:family="paragraph" style:parent-style-name="Table_20_Contents" style:auto-update="true">
      <style:paragraph-properties style:line-height-at-least="0.6cm" fo:text-align="center" style:justify-single-word="false"/>
      <style:text-properties fo:color="#666666" fo:font-weight="normal" style:font-size-asian="10.5pt"/>
    </style:style>
    <style:style style:name="Historia" style:family="paragraph" style:parent-style-name="Text_20_body" style:auto-update="true" style:master-page-name="">
      <style:paragraph-properties fo:margin-left="0.953cm" fo:margin-right="1.164cm" fo:line-height="100%" fo:text-indent="0cm" style:auto-text-indent="true" style:page-number="auto"/>
      <style:text-properties style:font-name="FreeMono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Esquema_20_1" style:display-name="Esquema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Table_20_Contents_20__28_user_29_" style:display-name="Table Contents (user)" style:family="paragraph">
      <style:paragraph-properties style:text-autospace="none"/>
      <style:text-properties fo:font-size="12pt" style:font-size-asian="12pt" style:font-size-complex="12pt"/>
    </style:style>
    <style:style style:name="Table_20_Heading_20__28_user_29_" style:display-name="Table Heading (user)" style:family="paragraph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25.7cm" style:rel-column-width="65535*"/>
    </style:style>
    <style:style style:name="Tabla2.A1" style:family="table-cell">
      <style:table-cell-properties fo:padding="0.097cm" fo:border-left="none" fo:border-right="none" fo:border-top="0.002cm solid #000000" fo:border-bottom="none"/>
    </style:style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Pie">Métricas - GQM<text:user-defined text:name="Copyright"/> - 5k4 – UTN - FRC</text:p>
      </style:header>
      <style:footer>
        <table:table table:name="Tabla2" table:style-name="Tabla2">
          <table:table-column table:style-name="Tabla2.A"/>
          <table:table-row>
            <table:table-cell table:style-name="Tabla2.A1" office:value-type="string">
              <text:p text:style-name="Pie">- <text:page-number text:select-page="current">3</text:page-number> -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/>
    <style:master-page style:name="Horizonta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Juan Cabral</meta:initial-creator>
    <meta:creation-date>2007-07-26T13:02:30</meta:creation-date>
    <dc:date>2009-04-20T21:05:50</dc:date>
    <dc:language>es-AR</dc:language>
    <meta:editing-cycles>109</meta:editing-cycles>
    <meta:editing-duration>PT14H20M11S</meta:editing-duration>
    <dc:subject>GQM</dc:subject>
    <dc:title>Métricas</dc:title>
    <meta:document-statistic meta:table-count="2" meta:image-count="0" meta:object-count="0" meta:page-count="3" meta:paragraph-count="40" meta:word-count="253" meta:character-count="1553"/>
    <meta:user-defined meta:name="Copyright"/>
    <meta:user-defined meta:name="Home Page"/>
    <meta:user-defined meta:name="License">Creative Commons Attribution-Share Alike 3.0 Unported </meta:user-defined>
    <meta:user-defined meta:name="License Page">http://creativecommons.org/licenses/by-sa/3.0/</meta:user-defined>
  </office:meta>
</office:document-meta>
</file>